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179.2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ID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oteins</text:p>
          </table:table-cell>
        </table:table-row>
        <table:table-row table:style-name="ro1">
          <table:table-cell office:value-type="string" calcext:value-type="string">
            <text:p>1466a</text:p>
          </table:table-cell>
          <table:table-cell office:value-type="string" calcext:value-type="string">
            <text:p>Helicobacter pylori DNA strain: ML1</text:p>
          </table:table-cell>
          <table:table-cell office:value-type="float" office:value="1629815" calcext:value-type="float">
            <text:p>1629815</text:p>
          </table:table-cell>
          <table:table-cell office:value-type="string" calcext:value-type="string">
            <text:p>AP014710</text:p>
          </table:table-cell>
          <table:table-cell office:value-type="string" calcext:value-type="string">
            <text:p>PRJDB343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6b</text:p>
          </table:table-cell>
          <table:table-cell office:value-type="string" calcext:value-type="string">
            <text:p>Helicobacter pylori DNA strain: ML2</text:p>
          </table:table-cell>
          <table:table-cell office:value-type="float" office:value="1562125" calcext:value-type="float">
            <text:p>1562125</text:p>
          </table:table-cell>
          <table:table-cell office:value-type="string" calcext:value-type="string">
            <text:p>AP01471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466c</text:p>
          </table:table-cell>
          <table:table-cell office:value-type="string" calcext:value-type="string">
            <text:p>Helicobacter pylori DNA strain: ML3</text:p>
          </table:table-cell>
          <table:table-cell office:value-type="float" office:value="1629114" calcext:value-type="float">
            <text:p>1629114</text:p>
          </table:table-cell>
          <table:table-cell office:value-type="string" calcext:value-type="string">
            <text:p>AP01471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466d</text:p>
          </table:table-cell>
          <table:table-cell office:value-type="string" calcext:value-type="string">
            <text:p>Helicobacter pylori strain BM013A</text:p>
          </table:table-cell>
          <table:table-cell office:value-type="float" office:value="1604233" calcext:value-type="float">
            <text:p>1604233</text:p>
          </table:table-cell>
          <table:table-cell office:value-type="string" calcext:value-type="string">
            <text:p>CP007604</text:p>
          </table:table-cell>
          <table:table-cell office:value-type="string" calcext:value-type="string">
            <text:p>PRJNA24528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6e</text:p>
          </table:table-cell>
          <table:table-cell office:value-type="string" calcext:value-type="string">
            <text:p>Helicobacter pylori strain BM013B</text:p>
          </table:table-cell>
          <table:table-cell office:value-type="float" office:value="1604212" calcext:value-type="float">
            <text:p>1604212</text:p>
          </table:table-cell>
          <table:table-cell office:value-type="string" calcext:value-type="string">
            <text:p>CP007606</text:p>
          </table:table-cell>
          <table:table-cell office:value-type="string" calcext:value-type="string">
            <text:p>PRJNA2453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6f</text:p>
          </table:table-cell>
          <table:table-cell office:value-type="string" calcext:value-type="string">
            <text:p>Helicobacter pylori strain BM012B</text:p>
          </table:table-cell>
          <table:table-cell office:value-type="float" office:value="1659060" calcext:value-type="float">
            <text:p>1659060</text:p>
          </table:table-cell>
          <table:table-cell office:value-type="string" calcext:value-type="string">
            <text:p>CP007605</text:p>
          </table:table-cell>
          <table:table-cell office:value-type="string" calcext:value-type="string">
            <text:p>PRJNA2453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6g</text:p>
          </table:table-cell>
          <table:table-cell office:value-type="string" calcext:value-type="string">
            <text:p>Helicobacter pylori strain Hp238</text:p>
          </table:table-cell>
          <table:table-cell office:value-type="float" office:value="1586473" calcext:value-type="float">
            <text:p>1586473</text:p>
          </table:table-cell>
          <table:table-cell office:value-type="string" calcext:value-type="string">
            <text:p>CP010013</text:p>
          </table:table-cell>
          <table:table-cell office:value-type="string" calcext:value-type="string">
            <text:p>PRJNA26591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6h</text:p>
          </table:table-cell>
          <table:table-cell office:value-type="string" calcext:value-type="string">
            <text:p>Helicobacter pylori strain 26695-1MET</text:p>
          </table:table-cell>
          <table:table-cell office:value-type="float" office:value="1667303" calcext:value-type="float">
            <text:p>1667303</text:p>
          </table:table-cell>
          <table:table-cell office:value-type="string" calcext:value-type="string">
            <text:p>CP010436</text:p>
          </table:table-cell>
          <table:table-cell office:value-type="string" calcext:value-type="string">
            <text:p>PRJNA2706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Helicobacter pylori 35A</text:p>
          </table:table-cell>
          <table:table-cell office:value-type="float" office:value="1566655" calcext:value-type="float">
            <text:p>1566655</text:p>
          </table:table-cell>
          <table:table-cell office:value-type="string" calcext:value-type="string">
            <text:p>CP002096</text:p>
          </table:table-cell>
          <table:table-cell office:value-type="string" calcext:value-type="string">
            <text:p>PRJNA34603</text:p>
          </table:table-cell>
          <table:table-cell office:value-type="string" calcext:value-type="string">
            <text:p>1,464 fasta <text:tab/><text:tab/>UniProt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Helicobacter pylori 51</text:p>
          </table:table-cell>
          <table:table-cell office:value-type="float" office:value="1589954" calcext:value-type="float">
            <text:p>1589954</text:p>
          </table:table-cell>
          <table:table-cell office:value-type="string" calcext:value-type="string">
            <text:p>CP000012</text:p>
          </table:table-cell>
          <table:table-cell office:value-type="string" calcext:value-type="string">
            <text:p>PRJNA9627</text:p>
          </table:table-cell>
          <table:table-cell office:value-type="string" calcext:value-type="string">
            <text:p>1,412 fasta <text:tab/><text:tab/>UniProt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Helicobacter pylori 52</text:p>
          </table:table-cell>
          <table:table-cell office:value-type="float" office:value="1568826" calcext:value-type="float">
            <text:p>1568826</text:p>
          </table:table-cell>
          <table:table-cell office:value-type="string" calcext:value-type="string">
            <text:p>CP001680</text:p>
          </table:table-cell>
          <table:table-cell office:value-type="string" calcext:value-type="string">
            <text:p>PRJNA39507</text:p>
          </table:table-cell>
          <table:table-cell office:value-type="string" calcext:value-type="string">
            <text:p>1,403 fasta <text:tab/><text:tab/>UniProt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Helicobacter pylori 83</text:p>
          </table:table-cell>
          <table:table-cell office:value-type="float" office:value="1617426" calcext:value-type="float">
            <text:p>1617426</text:p>
          </table:table-cell>
          <table:table-cell office:value-type="string" calcext:value-type="string">
            <text:p>CP002605</text:p>
          </table:table-cell>
          <table:table-cell office:value-type="string" calcext:value-type="string">
            <text:p>PRJNA34609</text:p>
          </table:table-cell>
          <table:table-cell office:value-type="string" calcext:value-type="string">
            <text:p>1,603 fasta <text:tab/><text:tab/>UniProt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Helicobacter pylori 908</text:p>
          </table:table-cell>
          <table:table-cell office:value-type="float" office:value="1549666" calcext:value-type="float">
            <text:p>1549666</text:p>
          </table:table-cell>
          <table:table-cell office:value-type="string" calcext:value-type="string">
            <text:p>CP002184</text:p>
          </table:table-cell>
          <table:table-cell office:value-type="string" calcext:value-type="string">
            <text:p>PRJNA50869</text:p>
          </table:table-cell>
          <table:table-cell office:value-type="string" calcext:value-type="string">
            <text:p>1,595 fasta <text:tab/><text:tab/>UniProt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Helicobacter pylori 2017</text:p>
          </table:table-cell>
          <table:table-cell office:value-type="float" office:value="1548238" calcext:value-type="float">
            <text:p>1548238</text:p>
          </table:table-cell>
          <table:table-cell office:value-type="string" calcext:value-type="string">
            <text:p>CP002571</text:p>
          </table:table-cell>
          <table:table-cell office:value-type="string" calcext:value-type="string">
            <text:p>PRJNA62769</text:p>
          </table:table-cell>
          <table:table-cell office:value-type="string" calcext:value-type="string">
            <text:p>1,593 fasta <text:tab/><text:tab/>UniProt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Helicobacter pylori 2018</text:p>
          </table:table-cell>
          <table:table-cell office:value-type="float" office:value="1562832" calcext:value-type="float">
            <text:p>1562832</text:p>
          </table:table-cell>
          <table:table-cell office:value-type="string" calcext:value-type="string">
            <text:p>CP002572</text:p>
          </table:table-cell>
          <table:table-cell office:value-type="string" calcext:value-type="string">
            <text:p>PRJNA62771</text:p>
          </table:table-cell>
          <table:table-cell office:value-type="string" calcext:value-type="string">
            <text:p>1,603 fasta <text:tab/><text:tab/>UniProt</text:p>
          </table:table-cell>
        </table:table-row>
        <table:table-row table:style-name="ro1">
          <table:table-cell office:value-type="string" calcext:value-type="string">
            <text:p>1474a</text:p>
          </table:table-cell>
          <table:table-cell office:value-type="string" calcext:value-type="string">
            <text:p>Helicobacter pylori 26695</text:p>
          </table:table-cell>
          <table:table-cell office:value-type="float" office:value="1667867" calcext:value-type="float">
            <text:p>1667867</text:p>
          </table:table-cell>
          <table:table-cell office:value-type="string" calcext:value-type="string">
            <text:p>AE000511</text:p>
          </table:table-cell>
          <table:table-cell office:value-type="string" calcext:value-type="string">
            <text:p>PRJNA233</text:p>
          </table:table-cell>
          <table:table-cell office:value-type="string" calcext:value-type="string">
            <text:p>1,553 fasta <text:tab/><text:tab/>UniProt</text:p>
          </table:table-cell>
        </table:table-row>
        <table:table-row table:style-name="ro1">
          <table:table-cell office:value-type="string" calcext:value-type="string">
            <text:p>1474b</text:p>
          </table:table-cell>
          <table:table-cell office:value-type="string" calcext:value-type="string">
            <text:p>Helicobacter pylori 26695</text:p>
          </table:table-cell>
          <table:table-cell office:value-type="float" office:value="1667892" calcext:value-type="float">
            <text:p>1667892</text:p>
          </table:table-cell>
          <table:table-cell office:value-type="string" calcext:value-type="string">
            <text:p>CP003904</text:p>
          </table:table-cell>
          <table:table-cell office:value-type="string" calcext:value-type="string">
            <text:p>PRJNA175543</text:p>
          </table:table-cell>
          <table:table-cell office:value-type="string" calcext:value-type="string">
            <text:p>1,580 fasta <text:tab/><text:tab/>UniProt</text:p>
          </table:table-cell>
        </table:table-row>
        <table:table-row table:style-name="ro1">
          <table:table-cell office:value-type="string" calcext:value-type="string">
            <text:p>1475a</text:p>
          </table:table-cell>
          <table:table-cell office:value-type="string" calcext:value-type="string">
            <text:p>Helicobacter pylori 26695-1</text:p>
          </table:table-cell>
          <table:table-cell office:value-type="float" office:value="1667638" calcext:value-type="float">
            <text:p>1667638</text:p>
          </table:table-cell>
          <table:table-cell office:value-type="string" calcext:value-type="string">
            <text:p>AP013354</text:p>
          </table:table-cell>
          <table:table-cell office:value-type="string" calcext:value-type="string">
            <text:p>PRJDB144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5b</text:p>
          </table:table-cell>
          <table:table-cell office:value-type="string" calcext:value-type="string">
            <text:p>Helicobacter pylori 26695-1</text:p>
          </table:table-cell>
          <table:table-cell office:value-type="float" office:value="1667638" calcext:value-type="float">
            <text:p>1667638</text:p>
          </table:table-cell>
          <table:table-cell office:value-type="string" calcext:value-type="string">
            <text:p>CP010435</text:p>
          </table:table-cell>
          <table:table-cell office:value-type="string" calcext:value-type="string">
            <text:p>PRJNA270700</text:p>
          </table:table-cell>
          <table:table-cell office:value-type="string" calcext:value-type="string">
            <text:p>1,529 fasta <text:tab/><text:tab/>UniProt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Helicobacter pylori 26695-1CH</text:p>
          </table:table-cell>
          <table:table-cell office:value-type="float" office:value="1667302" calcext:value-type="float">
            <text:p>1667302</text:p>
          </table:table-cell>
          <table:table-cell office:value-type="string" calcext:value-type="string">
            <text:p>AP013355</text:p>
          </table:table-cell>
          <table:table-cell office:value-type="string" calcext:value-type="string">
            <text:p>PRJDB14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Helicobacter pylori 26695-1CL</text:p>
          </table:table-cell>
          <table:table-cell office:value-type="float" office:value="1667239" calcext:value-type="float">
            <text:p>1667239</text:p>
          </table:table-cell>
          <table:table-cell office:value-type="string" calcext:value-type="string">
            <text:p>AP013356</text:p>
          </table:table-cell>
          <table:table-cell office:value-type="string" calcext:value-type="string">
            <text:p>PRJDB14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Helicobacter pylori Aklavik86</text:p>
          </table:table-cell>
          <table:table-cell office:value-type="float" office:value="1494183" calcext:value-type="float">
            <text:p>1494183</text:p>
          </table:table-cell>
          <table:table-cell office:value-type="string" calcext:value-type="string">
            <text:p>CP003476</text:p>
          </table:table-cell>
          <table:table-cell office:value-type="string" calcext:value-type="string">
            <text:p>PRJNA69925</text:p>
          </table:table-cell>
          <table:table-cell office:value-type="string" calcext:value-type="string">
            <text:p>1,370 fasta <text:tab/><text:tab/>UniProt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elicobacter pylori Aklavik117</text:p>
          </table:table-cell>
          <table:table-cell office:value-type="float" office:value="1614447" calcext:value-type="float">
            <text:p>1614447</text:p>
          </table:table-cell>
          <table:table-cell office:value-type="string" calcext:value-type="string">
            <text:p>CP003483</text:p>
          </table:table-cell>
          <table:table-cell office:value-type="string" calcext:value-type="string">
            <text:p>PRJNA69923</text:p>
          </table:table-cell>
          <table:table-cell office:value-type="string" calcext:value-type="string">
            <text:p>1,516 fasta <text:tab/><text:tab/>UniProt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Helicobacter pylori B8</text:p>
          </table:table-cell>
          <table:table-cell office:value-type="float" office:value="1673997" calcext:value-type="float">
            <text:p>1673997</text:p>
          </table:table-cell>
          <table:table-cell office:value-type="string" calcext:value-type="string">
            <text:p>FN598874</text:p>
          </table:table-cell>
          <table:table-cell office:value-type="string" calcext:value-type="string">
            <text:p>PRJEA41831</text:p>
          </table:table-cell>
          <table:table-cell office:value-type="string" calcext:value-type="string">
            <text:p>1,701 fasta <text:tab/><text:tab/>UniProt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Helicobacter pylori B38 strain B38</text:p>
          </table:table-cell>
          <table:table-cell office:value-type="float" office:value="1576758" calcext:value-type="float">
            <text:p>1576758</text:p>
          </table:table-cell>
          <table:table-cell office:value-type="string" calcext:value-type="string">
            <text:p>FM991728</text:p>
          </table:table-cell>
          <table:table-cell office:value-type="string" calcext:value-type="string">
            <text:p>PRJNA39685</text:p>
          </table:table-cell>
          <table:table-cell office:value-type="string" calcext:value-type="string">
            <text:p>1,369 fasta <text:tab/><text:tab/>UniProt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Helicobacter pylori BM012A</text:p>
          </table:table-cell>
          <table:table-cell office:value-type="float" office:value="1660425" calcext:value-type="float">
            <text:p>1660425</text:p>
          </table:table-cell>
          <table:table-cell office:value-type="string" calcext:value-type="string">
            <text:p>CP006888</text:p>
          </table:table-cell>
          <table:table-cell office:value-type="string" calcext:value-type="string">
            <text:p>PRJNA224090</text:p>
          </table:table-cell>
          <table:table-cell office:value-type="string" calcext:value-type="string">
            <text:p>1,551 fasta <text:tab/><text:tab/>UniProt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Helicobacter pylori BM012S</text:p>
          </table:table-cell>
          <table:table-cell office:value-type="float" office:value="1660469" calcext:value-type="float">
            <text:p>1660469</text:p>
          </table:table-cell>
          <table:table-cell office:value-type="string" calcext:value-type="string">
            <text:p>CP006889</text:p>
          </table:table-cell>
          <table:table-cell office:value-type="string" calcext:value-type="string">
            <text:p>PRJNA229079</text:p>
          </table:table-cell>
          <table:table-cell office:value-type="string" calcext:value-type="string">
            <text:p>1,555 fasta <text:tab/><text:tab/>UniProt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Helicobacter pylori Cuz20</text:p>
          </table:table-cell>
          <table:table-cell office:value-type="float" office:value="1635449" calcext:value-type="float">
            <text:p>1635449</text:p>
          </table:table-cell>
          <table:table-cell office:value-type="string" calcext:value-type="string">
            <text:p>CP002076</text:p>
          </table:table-cell>
          <table:table-cell office:value-type="string" calcext:value-type="string">
            <text:p>PRJNA49029</text:p>
          </table:table-cell>
          <table:table-cell office:value-type="string" calcext:value-type="string">
            <text:p>1,563 fasta <text:tab/><text:tab/>UniProt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Helicobacter pylori ELS37</text:p>
          </table:table-cell>
          <table:table-cell office:value-type="float" office:value="1664587" calcext:value-type="float">
            <text:p>1664587</text:p>
          </table:table-cell>
          <table:table-cell office:value-type="string" calcext:value-type="string">
            <text:p>CP002953</text:p>
          </table:table-cell>
          <table:table-cell office:value-type="string" calcext:value-type="string">
            <text:p>PRJNA69915</text:p>
          </table:table-cell>
          <table:table-cell office:value-type="string" calcext:value-type="string">
            <text:p>1,553 fasta <text:tab/><text:tab/>UniProt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Helicobacter pylori F16</text:p>
          </table:table-cell>
          <table:table-cell office:value-type="float" office:value="1575399" calcext:value-type="float">
            <text:p>1575399</text:p>
          </table:table-cell>
          <table:table-cell office:value-type="string" calcext:value-type="string">
            <text:p>AP011940</text:p>
          </table:table-cell>
          <table:table-cell office:value-type="string" calcext:value-type="string">
            <text:p>PRJDA50589</text:p>
          </table:table-cell>
          <table:table-cell office:value-type="string" calcext:value-type="string">
            <text:p>1,486 fasta <text:tab/><text:tab/>UniProt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Helicobacter pylori F30</text:p>
          </table:table-cell>
          <table:table-cell office:value-type="float" office:value="1570564" calcext:value-type="float">
            <text:p>1570564</text:p>
          </table:table-cell>
          <table:table-cell office:value-type="string" calcext:value-type="string">
            <text:p>AP011941</text:p>
          </table:table-cell>
          <table:table-cell office:value-type="string" calcext:value-type="string">
            <text:p>PRJDA50591</text:p>
          </table:table-cell>
          <table:table-cell office:value-type="string" calcext:value-type="string">
            <text:p>1,475 fasta <text:tab/><text:tab/>UniProt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Helicobacter pylori F32</text:p>
          </table:table-cell>
          <table:table-cell office:value-type="float" office:value="1578824" calcext:value-type="float">
            <text:p>1578824</text:p>
          </table:table-cell>
          <table:table-cell office:value-type="string" calcext:value-type="string">
            <text:p>AP011943</text:p>
          </table:table-cell>
          <table:table-cell office:value-type="string" calcext:value-type="string">
            <text:p>PRJDA50593</text:p>
          </table:table-cell>
          <table:table-cell office:value-type="string" calcext:value-type="string">
            <text:p>1,489 fasta <text:tab/><text:tab/>UniProt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Helicobacter pylori F57</text:p>
          </table:table-cell>
          <table:table-cell office:value-type="float" office:value="1609006" calcext:value-type="float">
            <text:p>1609006</text:p>
          </table:table-cell>
          <table:table-cell office:value-type="string" calcext:value-type="string">
            <text:p>AP011945</text:p>
          </table:table-cell>
          <table:table-cell office:value-type="string" calcext:value-type="string">
            <text:p>PRJDA50595</text:p>
          </table:table-cell>
          <table:table-cell office:value-type="string" calcext:value-type="string">
            <text:p>1,515 fasta <text:tab/><text:tab/>UniProt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Helicobacter pylori G27</text:p>
          </table:table-cell>
          <table:table-cell office:value-type="float" office:value="1652982" calcext:value-type="float">
            <text:p>1652982</text:p>
          </table:table-cell>
          <table:table-cell office:value-type="string" calcext:value-type="string">
            <text:p>CP001173</text:p>
          </table:table-cell>
          <table:table-cell office:value-type="string" calcext:value-type="string">
            <text:p>PRJNA31341</text:p>
          </table:table-cell>
          <table:table-cell office:value-type="string" calcext:value-type="string">
            <text:p>1,490 fasta <text:tab/><text:tab/>UniProt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Helicobacter pylori Gambia94/24</text:p>
          </table:table-cell>
          <table:table-cell office:value-type="float" office:value="1709911" calcext:value-type="float">
            <text:p>1709911</text:p>
          </table:table-cell>
          <table:table-cell office:value-type="string" calcext:value-type="string">
            <text:p>CP002332</text:p>
          </table:table-cell>
          <table:table-cell office:value-type="string" calcext:value-type="string">
            <text:p>PRJNA53317</text:p>
          </table:table-cell>
          <table:table-cell office:value-type="string" calcext:value-type="string">
            <text:p>1,598 fasta <text:tab/><text:tab/>UniProt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Helicobacter pylori HPAG1</text:p>
          </table:table-cell>
          <table:table-cell office:value-type="float" office:value="1596366" calcext:value-type="float">
            <text:p>1596366</text:p>
          </table:table-cell>
          <table:table-cell office:value-type="string" calcext:value-type="string">
            <text:p>CP000241</text:p>
          </table:table-cell>
          <table:table-cell office:value-type="string" calcext:value-type="string">
            <text:p>PRJNA16183</text:p>
          </table:table-cell>
          <table:table-cell office:value-type="string" calcext:value-type="string">
            <text:p>1,533 fasta <text:tab/><text:tab/>UniProt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Helicobacter pylori HUP-B14</text:p>
          </table:table-cell>
          <table:table-cell office:value-type="float" office:value="1599280" calcext:value-type="float">
            <text:p>1599280</text:p>
          </table:table-cell>
          <table:table-cell office:value-type="string" calcext:value-type="string">
            <text:p>CP003486</text:p>
          </table:table-cell>
          <table:table-cell office:value-type="string" calcext:value-type="string">
            <text:p>PRJNA95277</text:p>
          </table:table-cell>
          <table:table-cell office:value-type="string" calcext:value-type="string">
            <text:p>1,484 fasta <text:tab/><text:tab/>UniProt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Helicobacter pylori India7</text:p>
          </table:table-cell>
          <table:table-cell office:value-type="float" office:value="1675918" calcext:value-type="float">
            <text:p>1675918</text:p>
          </table:table-cell>
          <table:table-cell office:value-type="string" calcext:value-type="string">
            <text:p>CP002331</text:p>
          </table:table-cell>
          <table:table-cell office:value-type="string" calcext:value-type="string">
            <text:p>PRJNA53321</text:p>
          </table:table-cell>
          <table:table-cell office:value-type="string" calcext:value-type="string">
            <text:p>1,596 fasta <text:tab/><text:tab/>UniProt</text:p>
          </table:table-cell>
        </table:table-row>
        <table:table-row table:style-name="ro1">
          <table:table-cell office:value-type="string" calcext:value-type="string">
            <text:p>1495a</text:p>
          </table:table-cell>
          <table:table-cell office:value-type="string" calcext:value-type="string">
            <text:p>Helicobacter pylori J99</text:p>
          </table:table-cell>
          <table:table-cell office:value-type="float" office:value="1643831" calcext:value-type="float">
            <text:p>1643831</text:p>
          </table:table-cell>
          <table:table-cell office:value-type="string" calcext:value-type="string">
            <text:p>AE001439</text:p>
          </table:table-cell>
          <table:table-cell office:value-type="string" calcext:value-type="string">
            <text:p>PRJNA234</text:p>
          </table:table-cell>
          <table:table-cell office:value-type="string" calcext:value-type="string">
            <text:p>1,488 fasta <text:tab/><text:tab/>UniProt</text:p>
          </table:table-cell>
        </table:table-row>
        <table:table-row table:style-name="ro1">
          <table:table-cell office:value-type="string" calcext:value-type="string">
            <text:p>1495b</text:p>
          </table:table-cell>
          <table:table-cell office:value-type="string" calcext:value-type="string">
            <text:p>Helicobacter pylori J99</text:p>
          </table:table-cell>
          <table:table-cell office:value-type="float" office:value="1698366" calcext:value-type="float">
            <text:p>1698366</text:p>
          </table:table-cell>
          <table:table-cell office:value-type="string" calcext:value-type="string">
            <text:p>CP011330</text:p>
          </table:table-cell>
          <table:table-cell office:value-type="string" calcext:value-type="string">
            <text:p>PRJNA2814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Helicobacter pylori J166</text:p>
          </table:table-cell>
          <table:table-cell office:value-type="float" office:value="1650561" calcext:value-type="float">
            <text:p>1650561</text:p>
          </table:table-cell>
          <table:table-cell office:value-type="string" calcext:value-type="string">
            <text:p>CP007603</text:p>
          </table:table-cell>
          <table:table-cell office:value-type="string" calcext:value-type="string">
            <text:p>PRJNA2453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Helicobacter pylori Lithuania75</text:p>
          </table:table-cell>
          <table:table-cell office:value-type="float" office:value="1624644" calcext:value-type="float">
            <text:p>1624644</text:p>
          </table:table-cell>
          <table:table-cell office:value-type="string" calcext:value-type="string">
            <text:p>CP002334</text:p>
          </table:table-cell>
          <table:table-cell office:value-type="string" calcext:value-type="string">
            <text:p>PRJNA53323</text:p>
          </table:table-cell>
          <table:table-cell office:value-type="string" calcext:value-type="string">
            <text:p>1,541 fasta <text:tab/><text:tab/>UniProt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Helicobacter pylori NY40</text:p>
          </table:table-cell>
          <table:table-cell office:value-type="float" office:value="1696917" calcext:value-type="float">
            <text:p>1696917</text:p>
          </table:table-cell>
          <table:table-cell office:value-type="string" calcext:value-type="string">
            <text:p>AP014523</text:p>
          </table:table-cell>
          <table:table-cell office:value-type="string" calcext:value-type="string">
            <text:p>PRJDB153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Helicobacter pylori OK113</text:p>
          </table:table-cell>
          <table:table-cell office:value-type="float" office:value="1616617" calcext:value-type="float">
            <text:p>1616617</text:p>
          </table:table-cell>
          <table:table-cell office:value-type="string" calcext:value-type="string">
            <text:p>AP012600</text:p>
          </table:table-cell>
          <table:table-cell office:value-type="string" calcext:value-type="string">
            <text:p>PRJDB693</text:p>
          </table:table-cell>
          <table:table-cell office:value-type="string" calcext:value-type="string">
            <text:p>1,515 fasta <text:tab/><text:tab/>UniProt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Helicobacter pylori OK310</text:p>
          </table:table-cell>
          <table:table-cell office:value-type="float" office:value="1591278" calcext:value-type="float">
            <text:p>1591278</text:p>
          </table:table-cell>
          <table:table-cell office:value-type="string" calcext:value-type="string">
            <text:p>AP012601</text:p>
          </table:table-cell>
          <table:table-cell office:value-type="string" calcext:value-type="string">
            <text:p>PRJDB694</text:p>
          </table:table-cell>
          <table:table-cell office:value-type="string" calcext:value-type="string">
            <text:p>1,489 fasta <text:tab/><text:tab/>UniProt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elicobacter pylori oki102</text:p>
          </table:table-cell>
          <table:table-cell office:value-type="float" office:value="1633212" calcext:value-type="float">
            <text:p>1633212</text:p>
          </table:table-cell>
          <table:table-cell office:value-type="string" calcext:value-type="string">
            <text:p>CP006820</text:p>
          </table:table-cell>
          <table:table-cell office:value-type="string" calcext:value-type="string">
            <text:p>PRJNA215147</text:p>
          </table:table-cell>
          <table:table-cell office:value-type="string" calcext:value-type="string">
            <text:p>1,471 fasta <text:tab/><text:tab/>UniProt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Helicobacter pylori oki112</text:p>
          </table:table-cell>
          <table:table-cell office:value-type="float" office:value="1637925" calcext:value-type="float">
            <text:p>1637925</text:p>
          </table:table-cell>
          <table:table-cell office:value-type="string" calcext:value-type="string">
            <text:p>CP006821</text:p>
          </table:table-cell>
          <table:table-cell office:value-type="string" calcext:value-type="string">
            <text:p>PRJNA215148</text:p>
          </table:table-cell>
          <table:table-cell office:value-type="string" calcext:value-type="string">
            <text:p>1,467 fasta <text:tab/><text:tab/>UniProt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Helicobacter pylori oki128</text:p>
          </table:table-cell>
          <table:table-cell office:value-type="float" office:value="1553826" calcext:value-type="float">
            <text:p>1553826</text:p>
          </table:table-cell>
          <table:table-cell office:value-type="string" calcext:value-type="string">
            <text:p>CP006822</text:p>
          </table:table-cell>
          <table:table-cell office:value-type="string" calcext:value-type="string">
            <text:p>PRJNA215150</text:p>
          </table:table-cell>
          <table:table-cell office:value-type="string" calcext:value-type="string">
            <text:p>1,389 fasta <text:tab/><text:tab/>UniProt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Helicobacter pylori oki154</text:p>
          </table:table-cell>
          <table:table-cell office:value-type="float" office:value="1599700" calcext:value-type="float">
            <text:p>1599700</text:p>
          </table:table-cell>
          <table:table-cell office:value-type="string" calcext:value-type="string">
            <text:p>CP006823</text:p>
          </table:table-cell>
          <table:table-cell office:value-type="string" calcext:value-type="string">
            <text:p>PRJNA215152</text:p>
          </table:table-cell>
          <table:table-cell office:value-type="string" calcext:value-type="string">
            <text:p>1,432 fasta <text:tab/><text:tab/>UniProt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Helicobacter pylori oki422</text:p>
          </table:table-cell>
          <table:table-cell office:value-type="float" office:value="1634852" calcext:value-type="float">
            <text:p>1634852</text:p>
          </table:table-cell>
          <table:table-cell office:value-type="string" calcext:value-type="string">
            <text:p>CP006824</text:p>
          </table:table-cell>
          <table:table-cell office:value-type="string" calcext:value-type="string">
            <text:p>PRJNA215149</text:p>
          </table:table-cell>
          <table:table-cell office:value-type="string" calcext:value-type="string">
            <text:p>1,461 fasta <text:tab/><text:tab/>UniProt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Helicobacter pylori oki673</text:p>
          </table:table-cell>
          <table:table-cell office:value-type="float" office:value="1595058" calcext:value-type="float">
            <text:p>1595058</text:p>
          </table:table-cell>
          <table:table-cell office:value-type="string" calcext:value-type="string">
            <text:p>CP006825</text:p>
          </table:table-cell>
          <table:table-cell office:value-type="string" calcext:value-type="string">
            <text:p>PRJNA215154</text:p>
          </table:table-cell>
          <table:table-cell office:value-type="string" calcext:value-type="string">
            <text:p>1,430 fasta <text:tab/><text:tab/>UniProt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Helicobacter pylori oki828</text:p>
          </table:table-cell>
          <table:table-cell office:value-type="float" office:value="1600345" calcext:value-type="float">
            <text:p>1600345</text:p>
          </table:table-cell>
          <table:table-cell office:value-type="string" calcext:value-type="string">
            <text:p>CP006826</text:p>
          </table:table-cell>
          <table:table-cell office:value-type="string" calcext:value-type="string">
            <text:p>PRJNA215153</text:p>
          </table:table-cell>
          <table:table-cell office:value-type="string" calcext:value-type="string">
            <text:p>1,439 fasta <text:tab/><text:tab/>UniProt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Helicobacter pylori oki898</text:p>
          </table:table-cell>
          <table:table-cell office:value-type="float" office:value="1634875" calcext:value-type="float">
            <text:p>1634875</text:p>
          </table:table-cell>
          <table:table-cell office:value-type="string" calcext:value-type="string">
            <text:p>CP006827</text:p>
          </table:table-cell>
          <table:table-cell office:value-type="string" calcext:value-type="string">
            <text:p>PRJNA215151</text:p>
          </table:table-cell>
          <table:table-cell office:value-type="string" calcext:value-type="string">
            <text:p>1,481 fasta <text:tab/><text:tab/>UniProt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Helicobacter pylori P12</text:p>
          </table:table-cell>
          <table:table-cell office:value-type="float" office:value="1673813" calcext:value-type="float">
            <text:p>1673813</text:p>
          </table:table-cell>
          <table:table-cell office:value-type="string" calcext:value-type="string">
            <text:p>CP001217</text:p>
          </table:table-cell>
          <table:table-cell office:value-type="string" calcext:value-type="string">
            <text:p>PRJNA32291</text:p>
          </table:table-cell>
          <table:table-cell office:value-type="string" calcext:value-type="string">
            <text:p>1,562 fasta <text:tab/><text:tab/>UniProt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Helicobacter pylori PeCan4</text:p>
          </table:table-cell>
          <table:table-cell office:value-type="float" office:value="1629557" calcext:value-type="float">
            <text:p>1629557</text:p>
          </table:table-cell>
          <table:table-cell office:value-type="string" calcext:value-type="string">
            <text:p>CP002074</text:p>
          </table:table-cell>
          <table:table-cell office:value-type="string" calcext:value-type="string">
            <text:p>PRJNA49027</text:p>
          </table:table-cell>
          <table:table-cell office:value-type="string" calcext:value-type="string">
            <text:p>1,555 fasta <text:tab/><text:tab/>UniProt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Helicobacter pylori PeCan18</text:p>
          </table:table-cell>
          <table:table-cell office:value-type="float" office:value="1660685" calcext:value-type="float">
            <text:p>1660685</text:p>
          </table:table-cell>
          <table:table-cell office:value-type="string" calcext:value-type="string">
            <text:p>CP003475</text:p>
          </table:table-cell>
          <table:table-cell office:value-type="string" calcext:value-type="string">
            <text:p>PRJNA95275</text:p>
          </table:table-cell>
          <table:table-cell office:value-type="string" calcext:value-type="string">
            <text:p>1,491 fasta <text:tab/><text:tab/>UniProt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Helicobacter pylori Puno120</text:p>
          </table:table-cell>
          <table:table-cell office:value-type="float" office:value="1624979" calcext:value-type="float">
            <text:p>1624979</text:p>
          </table:table-cell>
          <table:table-cell office:value-type="string" calcext:value-type="string">
            <text:p>CP002980</text:p>
          </table:table-cell>
          <table:table-cell office:value-type="string" calcext:value-type="string">
            <text:p>PRJNA69917</text:p>
          </table:table-cell>
          <table:table-cell office:value-type="string" calcext:value-type="string">
            <text:p>1,523 fasta <text:tab/><text:tab/>UniProt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Helicobacter pylori Puno135</text:p>
          </table:table-cell>
          <table:table-cell office:value-type="float" office:value="1646139" calcext:value-type="float">
            <text:p>1646139</text:p>
          </table:table-cell>
          <table:table-cell office:value-type="string" calcext:value-type="string">
            <text:p>CP002982</text:p>
          </table:table-cell>
          <table:table-cell office:value-type="string" calcext:value-type="string">
            <text:p>PRJNA69919</text:p>
          </table:table-cell>
          <table:table-cell office:value-type="string" calcext:value-type="string">
            <text:p>1,570 fasta <text:tab/><text:tab/>UniProt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Helicobacter pylori Rif1</text:p>
          </table:table-cell>
          <table:table-cell office:value-type="float" office:value="1667883" calcext:value-type="float">
            <text:p>1667883</text:p>
          </table:table-cell>
          <table:table-cell office:value-type="string" calcext:value-type="string">
            <text:p>CP003905</text:p>
          </table:table-cell>
          <table:table-cell office:value-type="string" calcext:value-type="string">
            <text:p>PRJNA175544</text:p>
          </table:table-cell>
          <table:table-cell office:value-type="string" calcext:value-type="string">
            <text:p>1,581 fasta <text:tab/><text:tab/>UniProt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Helicobacter pylori Rif2</text:p>
          </table:table-cell>
          <table:table-cell office:value-type="float" office:value="1667890" calcext:value-type="float">
            <text:p>1667890</text:p>
          </table:table-cell>
          <table:table-cell office:value-type="string" calcext:value-type="string">
            <text:p>CP003906</text:p>
          </table:table-cell>
          <table:table-cell office:value-type="string" calcext:value-type="string">
            <text:p>PRJNA175625</text:p>
          </table:table-cell>
          <table:table-cell office:value-type="string" calcext:value-type="string">
            <text:p>1,577 fasta <text:tab/><text:tab/>UniProt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Helicobacter pylori Sat464</text:p>
          </table:table-cell>
          <table:table-cell office:value-type="float" office:value="1560342" calcext:value-type="float">
            <text:p>1560342</text:p>
          </table:table-cell>
          <table:table-cell office:value-type="string" calcext:value-type="string">
            <text:p>CP002071</text:p>
          </table:table-cell>
          <table:table-cell office:value-type="string" calcext:value-type="string">
            <text:p>PRJNA49453</text:p>
          </table:table-cell>
          <table:table-cell office:value-type="string" calcext:value-type="string">
            <text:p>1,499 fasta <text:tab/><text:tab/>UniProt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Helicobacter pylori Shi112</text:p>
          </table:table-cell>
          <table:table-cell office:value-type="float" office:value="1663456" calcext:value-type="float">
            <text:p>1663456</text:p>
          </table:table-cell>
          <table:table-cell office:value-type="string" calcext:value-type="string">
            <text:p>CP003474</text:p>
          </table:table-cell>
          <table:table-cell office:value-type="string" calcext:value-type="string">
            <text:p>PRJNA94347</text:p>
          </table:table-cell>
          <table:table-cell office:value-type="string" calcext:value-type="string">
            <text:p>1,552 fasta <text:tab/><text:tab/>UniProt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Helicobacter pylori Shi169</text:p>
          </table:table-cell>
          <table:table-cell office:value-type="float" office:value="1616909" calcext:value-type="float">
            <text:p>1616909</text:p>
          </table:table-cell>
          <table:table-cell office:value-type="string" calcext:value-type="string">
            <text:p>CP003473</text:p>
          </table:table-cell>
          <table:table-cell office:value-type="string" calcext:value-type="string">
            <text:p>PRJNA94507</text:p>
          </table:table-cell>
          <table:table-cell office:value-type="string" calcext:value-type="string">
            <text:p>1,513 fasta <text:tab/><text:tab/>UniProt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Helicobacter pylori Shi417</text:p>
          </table:table-cell>
          <table:table-cell office:value-type="float" office:value="1665719" calcext:value-type="float">
            <text:p>1665719</text:p>
          </table:table-cell>
          <table:table-cell office:value-type="string" calcext:value-type="string">
            <text:p>CP003472</text:p>
          </table:table-cell>
          <table:table-cell office:value-type="string" calcext:value-type="string">
            <text:p>PRJNA94345</text:p>
          </table:table-cell>
          <table:table-cell office:value-type="string" calcext:value-type="string">
            <text:p>1,546 fasta <text:tab/><text:tab/>UniProt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Helicobacter pylori Shi470</text:p>
          </table:table-cell>
          <table:table-cell office:value-type="float" office:value="1608548" calcext:value-type="float">
            <text:p>1608548</text:p>
          </table:table-cell>
          <table:table-cell office:value-type="string" calcext:value-type="string">
            <text:p>CP001072</text:p>
          </table:table-cell>
          <table:table-cell office:value-type="string" calcext:value-type="string">
            <text:p>PRJNA29045</text:p>
          </table:table-cell>
          <table:table-cell office:value-type="string" calcext:value-type="string">
            <text:p>1,564 fasta <text:tab/><text:tab/>UniProt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Helicobacter pylori SJM180</text:p>
          </table:table-cell>
          <table:table-cell office:value-type="float" office:value="1658051" calcext:value-type="float">
            <text:p>1658051</text:p>
          </table:table-cell>
          <table:table-cell office:value-type="string" calcext:value-type="string">
            <text:p>CP002073</text:p>
          </table:table-cell>
          <table:table-cell office:value-type="string" calcext:value-type="string">
            <text:p>PRJNA49025</text:p>
          </table:table-cell>
          <table:table-cell office:value-type="string" calcext:value-type="string">
            <text:p>1,579 fasta <text:tab/><text:tab/>UniProt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Helicobacter pylori SNT49</text:p>
          </table:table-cell>
          <table:table-cell office:value-type="float" office:value="1607577" calcext:value-type="float">
            <text:p>1607577</text:p>
          </table:table-cell>
          <table:table-cell office:value-type="string" calcext:value-type="string">
            <text:p>CP002983</text:p>
          </table:table-cell>
          <table:table-cell office:value-type="string" calcext:value-type="string">
            <text:p>PRJNA69921</text:p>
          </table:table-cell>
          <table:table-cell office:value-type="string" calcext:value-type="string">
            <text:p>1,512 fasta <text:tab/><text:tab/>UniProt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Helicobacter pylori SouthAfrica7</text:p>
          </table:table-cell>
          <table:table-cell office:value-type="float" office:value="1653913" calcext:value-type="float">
            <text:p>1653913</text:p>
          </table:table-cell>
          <table:table-cell office:value-type="string" calcext:value-type="string">
            <text:p>CP002336</text:p>
          </table:table-cell>
          <table:table-cell office:value-type="string" calcext:value-type="string">
            <text:p>PRJNA53319</text:p>
          </table:table-cell>
          <table:table-cell office:value-type="string" calcext:value-type="string">
            <text:p>1,539 fasta <text:tab/><text:tab/>UniProt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Helicobacter pylori SouthAfrica20</text:p>
          </table:table-cell>
          <table:table-cell office:value-type="float" office:value="1622903" calcext:value-type="float">
            <text:p>1622903</text:p>
          </table:table-cell>
          <table:table-cell office:value-type="string" calcext:value-type="string">
            <text:p>CP006691</text:p>
          </table:table-cell>
          <table:table-cell office:value-type="string" calcext:value-type="string">
            <text:p>PRJNA209860</text:p>
          </table:table-cell>
          <table:table-cell office:value-type="string" calcext:value-type="string">
            <text:p>1,699 fasta <text:tab/><text:tab/>UniProt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Helicobacter pylori UM032</text:p>
          </table:table-cell>
          <table:table-cell office:value-type="float" office:value="1593537" calcext:value-type="float">
            <text:p>1593537</text:p>
          </table:table-cell>
          <table:table-cell office:value-type="string" calcext:value-type="string">
            <text:p>CP005490</text:p>
          </table:table-cell>
          <table:table-cell office:value-type="string" calcext:value-type="string">
            <text:p>PRJNA196982</text:p>
          </table:table-cell>
          <table:table-cell office:value-type="string" calcext:value-type="string">
            <text:p>1,411 fasta <text:tab/><text:tab/>UniProt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Helicobacter pylori UM037</text:p>
          </table:table-cell>
          <table:table-cell office:value-type="float" office:value="1692794" calcext:value-type="float">
            <text:p>1692794</text:p>
          </table:table-cell>
          <table:table-cell office:value-type="string" calcext:value-type="string">
            <text:p>CP005492</text:p>
          </table:table-cell>
          <table:table-cell office:value-type="string" calcext:value-type="string">
            <text:p>PRJNA196985</text:p>
          </table:table-cell>
          <table:table-cell office:value-type="string" calcext:value-type="string">
            <text:p>1,628 fasta <text:tab/><text:tab/>UniProt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Helicobacter pylori UM066</text:p>
          </table:table-cell>
          <table:table-cell office:value-type="float" office:value="1658047" calcext:value-type="float">
            <text:p>1658047</text:p>
          </table:table-cell>
          <table:table-cell office:value-type="string" calcext:value-type="string">
            <text:p>CP005493</text:p>
          </table:table-cell>
          <table:table-cell office:value-type="string" calcext:value-type="string">
            <text:p>PRJNA196986</text:p>
          </table:table-cell>
          <table:table-cell office:value-type="string" calcext:value-type="string">
            <text:p>1,578 fasta <text:tab/><text:tab/>UniProt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Helicobacter pylori UM298</text:p>
          </table:table-cell>
          <table:table-cell office:value-type="float" office:value="1594544" calcext:value-type="float">
            <text:p>1594544</text:p>
          </table:table-cell>
          <table:table-cell office:value-type="string" calcext:value-type="string">
            <text:p>CP006610</text:p>
          </table:table-cell>
          <table:table-cell office:value-type="string" calcext:value-type="string">
            <text:p>PRJNA196983</text:p>
          </table:table-cell>
          <table:table-cell office:value-type="string" calcext:value-type="string">
            <text:p>1,546 fasta <text:tab/><text:tab/>UniProt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Helicobacter pylori UM299</text:p>
          </table:table-cell>
          <table:table-cell office:value-type="float" office:value="1594569" calcext:value-type="float">
            <text:p>1594569</text:p>
          </table:table-cell>
          <table:table-cell office:value-type="string" calcext:value-type="string">
            <text:p>CP005491</text:p>
          </table:table-cell>
          <table:table-cell office:value-type="string" calcext:value-type="string">
            <text:p>PRJNA196984</text:p>
          </table:table-cell>
          <table:table-cell office:value-type="string" calcext:value-type="string">
            <text:p>1,566 fasta <text:tab/><text:tab/>UniProt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Helicobacter pylori v225d</text:p>
          </table:table-cell>
          <table:table-cell office:value-type="float" office:value="1588278" calcext:value-type="float">
            <text:p>1588278</text:p>
          </table:table-cell>
          <table:table-cell office:value-type="string" calcext:value-type="string">
            <text:p>CP001582</text:p>
          </table:table-cell>
          <table:table-cell office:value-type="string" calcext:value-type="string">
            <text:p>PRJNA36609</text:p>
          </table:table-cell>
          <table:table-cell office:value-type="string" calcext:value-type="string">
            <text:p>1,538 fasta <text:tab/><text:tab/>UniProt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Helicobacter pylori XZ274</text:p>
          </table:table-cell>
          <table:table-cell office:value-type="float" office:value="1634138" calcext:value-type="float">
            <text:p>1634138</text:p>
          </table:table-cell>
          <table:table-cell office:value-type="string" calcext:value-type="string">
            <text:p>CP003419</text:p>
          </table:table-cell>
          <table:table-cell office:value-type="string" calcext:value-type="string">
            <text:p>PRJNA79003</text:p>
          </table:table-cell>
          <table:table-cell office:value-type="string" calcext:value-type="string">
            <text:p>1,409 fasta <text:tab/><text:tab/>UniPr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Ti" style:font-family-asian="FZSongTi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3:42:49.172147840</meta:creation-date>
    <dc:date>2017-09-08T14:22:18.369554167</dc:date>
    <meta:editing-duration>PT39M29S</meta:editing-duration>
    <meta:editing-cycles>1</meta:editing-cycles>
    <meta:document-statistic meta:table-count="1" meta:cell-count="460" meta:object-count="0"/>
    <meta:generator>LibreOffice/5.3.3.2$Linux_X86_64 LibreOffice_project/30m0$Build-2</meta:generator>
  </office:meta>
</office:document-meta>
</file>